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49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8.823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8.075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5.161cm"/>
    </style:style>
    <style:style style:name="co30" style:family="table-column">
      <style:table-column-properties fo:break-before="auto" style:column-width="2.912cm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9" style:family="table-cell" style:parent-style-name="Default">
      <style:text-properties style:font-name="Courier New1" fo:font-size="11pt" style:font-size-asian="11pt" style:font-size-complex="11pt"/>
    </style:style>
    <style:style style:name="ce2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 fo:font-size="11pt" style:font-size-asian="11pt" style:font-size-complex="11pt"/>
    </style:style>
    <style:style style:name="ce32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1"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 fo:font-size="11pt" style:font-size-asian="11pt" style:font-size-complex="11pt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1" fo:font-size="11pt" style:font-size-asian="11pt" style:font-size-complex="11pt"/>
    </style:style>
    <style:style style:name="ce3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23" office:value-type="string">
            <text:p>0xBE6BBE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69EB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0BE695F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9"/>
          <table:table-cell table:style-name="ce23"/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3" office:value-type="string">
            <text:p>0xBE73FE</text:p>
          </table:table-cell>
          <table:table-cell table:style-name="ce35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719F</text:p>
          </table:table-cell>
          <table:table-cell table:style-name="ce35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722B</text:p>
          </table:table-cell>
          <table:table-cell table:style-name="ce35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3" office:value-type="string">
            <text:p>byte</text:p>
          </table:table-cell>
          <table:table-cell table:style-name="ce36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/>
          <table:table-cell table:style-name="ce35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24"/>
          <table:table-cell table:style-name="ce38"/>
          <table:table-cell table:style-name="ce11" table:number-columns-repeated="1021"/>
        </table:table-row>
        <table:table-row table:style-name="ro1">
          <table:table-cell table:style-name="ce9"/>
          <table:table-cell table:style-name="ce23"/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0" office:value-type="string">
            <text:p>0x13A466C</text:p>
          </table:table-cell>
          <table:table-cell table:style-name="ce35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3" office:value-type="string">
            <text:p>0x13A882C</text:p>
          </table:table-cell>
          <table:table-cell table:style-name="ce35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5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5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8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5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DF3EC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38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5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5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5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5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5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35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5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5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5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5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5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8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5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5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5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38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isc Dat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21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21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21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C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General Dialo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/>
          <table:table-cell table:style-name="ce17" office:value-type="string">
            <text:p>“CloseGenDialog”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/>
          <table:table-cell table:style-name="ce17"/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ummon Phan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?InGameMenu?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19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19"/>
          <table:table-cell table:style-name="ce33" office:value-type="float" office:value="11810112">
            <text:p>11810112</text:p>
          </table:table-cell>
          <table:table-cell table:style-name="ce19" office:value-type="string">
            <text:p>Undead Asylum, Boss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3" office:value-type="float" office:value="11810105">
            <text:p>11810105</text:p>
          </table:table-cell>
          <table:table-cell table:style-name="ce19" office:value-type="string">
            <text:p>Undead Asylum, Lower Oscar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3" office:value-type="float" office:value="11810106">
            <text:p>11810106</text:p>
          </table:table-cell>
          <table:table-cell table:style-name="ce19" office:value-type="string">
            <text:p>Undead Asylum, Upper Oscar Door</text:p>
          </table:table-cell>
          <table:table-cell table:style-name="ce19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/>
          <table:table-cell table:style-name="ce10"/>
          <table:table-cell table:number-columns-repeated="1020"/>
        </table:table-row>
        <table:table-row table:style-name="ro3">
          <table:table-cell table:style-name="ce15" office:value-type="string">
            <text:p>Charpointers</text:p>
          </table:table-cell>
          <table:table-cell table:style-name="ce15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Release:</text:p>
          </table:table-cell>
          <table:table-cell table:style-name="ce18" office:value-type="string">
            <text:p>0x1376EE7</text:p>
          </table:table-cell>
          <table:table-cell table:style-name="ce21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2</text:p>
          </table:table-cell>
          <table:table-cell table:style-name="ce21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3</text:p>
          </table:table-cell>
          <table:table-cell table:style-name="ce21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4</text:p>
          </table:table-cell>
          <table:table-cell table:style-name="ce21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5</text:p>
          </table:table-cell>
          <table:table-cell table:style-name="ce21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6</text:p>
          </table:table-cell>
          <table:table-cell table:style-name="ce21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7</text:p>
          </table:table-cell>
          <table:table-cell table:style-name="ce21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8</text:p>
          </table:table-cell>
          <table:table-cell table:style-name="ce21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9</text:p>
          </table:table-cell>
          <table:table-cell table:style-name="ce21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A</text:p>
          </table:table-cell>
          <table:table-cell table:style-name="ce21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B</text:p>
          </table:table-cell>
          <table:table-cell table:style-name="ce21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C</text:p>
          </table:table-cell>
          <table:table-cell table:style-name="ce21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D</text:p>
          </table:table-cell>
          <table:table-cell table:style-name="ce21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E</text:p>
          </table:table-cell>
          <table:table-cell table:style-name="ce21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1B</text:p>
          </table:table-cell>
          <table:table-cell table:style-name="ce21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4</text:p>
          </table:table-cell>
          <table:table-cell table:style-name="ce21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5</text:p>
          </table:table-cell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 table:number-rows-repeated="2">
          <table:table-cell table:style-name="ce21"/>
          <table:table-cell table:style-name="ce18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21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21"/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/>
          <table:table-cell table:style-name="ce21" table:number-columns-repeated="2"/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2DEFEB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2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2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ao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Game Options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21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21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21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21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 table:number-rows-repeated="2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4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4"/>
          <table:table-cell table:style-name="ce32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34"/>
          <table:table-cell table:style-name="ce32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34"/>
          <table:table-cell table:style-name="ce32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34"/>
          <table:table-cell table:style-name="ce32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34"/>
          <table:table-cell table:style-name="ce32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34" office:value-type="string">
            <text:p>+0x00C8</text:p>
          </table:table-cell>
          <table:table-cell table:style-name="ce32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34" office:value-type="string">
            <text:p>+0x00D0</text:p>
          </table:table-cell>
          <table:table-cell table:style-name="ce32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34" office:value-type="string">
            <text:p>+0x00D4</text:p>
          </table:table-cell>
          <table:table-cell table:style-name="ce32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34" office:value-type="string">
            <text:p>+0x00D8</text:p>
          </table:table-cell>
          <table:table-cell table:style-name="ce32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34"/>
          <table:table-cell table:style-name="ce32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21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0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0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2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F75BF3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2"/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19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19" table:number-columns-repeated="2"/>
          <table:table-cell table:number-columns-repeated="1022"/>
        </table:table-row>
        <table:table-row table:style-name="ro3">
          <table:table-cell table:style-name="ce19" office:value-type="string">
            <text:p>#### - Currently active main menu option</text:p>
          </table:table-cell>
          <table:table-cell table:style-name="ce19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10474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2017-07-26</text:date>, <text:time>16:2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7-26T16:25:05.75</dc:date>
    <meta:editing-duration>P13DT2H22M3S</meta:editing-duration>
    <meta:editing-cycles>528</meta:editing-cycles>
    <meta:generator>OpenOffice/4.1.1$Win32 OpenOffice.org_project/411m6$Build-9775</meta:generator>
    <meta:document-statistic meta:table-count="12" meta:cell-count="3629" meta:object-count="0"/>
  </office:meta>
</office:document-meta>
</file>